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347.6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999999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999999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="0.06pt solid #999999"/>
    </style:style>
  </office:automatic-styles>
  <office:body>
    <office:spreadsheet>
      <table:calculation-settings table:automatic-find-labels="false"/>
      <table:table table:name="stm8s-triac-contoller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3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5" office:value-type="string" calcext:value-type="string">
            <text:p>Supplier and ref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5,P4</text:p>
          </table:table-cell>
          <table:table-cell table:style-name="ce5" office:value-type="string" calcext:value-type="string">
            <text:p>SolderWirePad_single_1-2mmDrill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NEUTRAL</text:p>
          </table:table-cell>
          <table:table-cell table:style-name="ce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W2</text:p>
          </table:table-cell>
          <table:table-cell table:style-name="ce5" office:value-type="string" calcext:value-type="string">
            <text:p>TACTILE-PTH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Key2</text:p>
          </table:table-cell>
          <table:table-cell table:style-name="ce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SW1</text:p>
          </table:table-cell>
          <table:table-cell table:style-name="ce5" office:value-type="string" calcext:value-type="string">
            <text:p>TACTILE-PTH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Key1</text:p>
          </table:table-cell>
          <table:table-cell table:style-name="ce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1</text:p>
          </table:table-cell>
          <table:table-cell table:style-name="ce5" office:value-type="string" calcext:value-type="string">
            <text:p>C_080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470nF</text:p>
          </table:table-cell>
          <table:table-cell table:style-name="ce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2,C3,C5,C8</text:p>
          </table:table-cell>
          <table:table-cell table:style-name="ce5" office:value-type="string" calcext:value-type="string">
            <text:p>C_080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0nF</text:p>
          </table:table-cell>
          <table:table-cell table:style-name="ce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C4</text:p>
          </table:table-cell>
          <table:table-cell table:style-name="ce5" office:value-type="string" calcext:value-type="string">
            <text:p>C_Rect_L18_W11_H19_P1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470nF/400V</text:p>
          </table:table-cell>
          <table:table-cell table:style-name="ce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C6</text:p>
          </table:table-cell>
          <table:table-cell table:style-name="ce5" office:value-type="string" calcext:value-type="string">
            <text:p>C_080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0pF</text:p>
          </table:table-cell>
          <table:table-cell table:style-name="ce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C7</text:p>
          </table:table-cell>
          <table:table-cell table:style-name="ce5" office:value-type="string" calcext:value-type="string">
            <text:p>C_Radial_D8_L11.5_P3.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470uF/16V</text:p>
          </table:table-cell>
          <table:table-cell table:style-name="ce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D1</text:p>
          </table:table-cell>
          <table:table-cell table:style-name="ce5" office:value-type="string" calcext:value-type="string">
            <text:p>LED-3MM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Led_Small</text:p>
          </table:table-cell>
          <table:table-cell table:style-name="ce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D2</text:p>
          </table:table-cell>
          <table:table-cell table:style-name="ce5" office:value-type="string" calcext:value-type="string">
            <text:p>SOD-8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5.6V/0.5W</text:p>
          </table:table-cell>
          <table:table-cell table:style-name="ce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D3</text:p>
          </table:table-cell>
          <table:table-cell table:style-name="ce5" office:value-type="string" calcext:value-type="string">
            <text:p>SOD-8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LL4148</text:p>
          </table:table-cell>
          <table:table-cell table:style-name="ce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IC1</text:p>
          </table:table-cell>
          <table:table-cell table:style-name="ce5" office:value-type="string" calcext:value-type="string">
            <text:p>TSSOP-20_4.4x6.5mm_Pitch0.65mm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STM8S003F3P</text:p>
          </table:table-cell>
          <table:table-cell table:style-name="ce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J1</text:p>
          </table:table-cell>
          <table:table-cell table:style-name="ce5" office:value-type="string" calcext:value-type="string">
            <text:p>Pin_Header_Straight_1x0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ST-Link-V2</text:p>
          </table:table-cell>
          <table:table-cell table:style-name="ce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J2</text:p>
          </table:table-cell>
          <table:table-cell table:style-name="ce5" office:value-type="string" calcext:value-type="string">
            <text:p>PAD-JUMPER-2-NO_YES_SILK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Solder-Jumper-2</text:p>
          </table:table-cell>
          <table:table-cell table:style-name="ce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P1</text:p>
          </table:table-cell>
          <table:table-cell table:style-name="ce5" office:value-type="string" calcext:value-type="string">
            <text:p>Pin_Header_Straight_1x0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ART</text:p>
          </table:table-cell>
          <table:table-cell table:style-name="ce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P2</text:p>
          </table:table-cell>
          <table:table-cell table:style-name="ce5" office:value-type="string" calcext:value-type="string">
            <text:p>SolderWirePad_single_1-2mmDrill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LOAD</text:p>
          </table:table-cell>
          <table:table-cell table:style-name="ce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P3</text:p>
          </table:table-cell>
          <table:table-cell table:style-name="ce5" office:value-type="string" calcext:value-type="string">
            <text:p>SolderWirePad_single_1-2mmDrill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LIVE</text:p>
          </table:table-cell>
          <table:table-cell table:style-name="ce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Q1</text:p>
          </table:table-cell>
          <table:table-cell table:style-name="ce5" office:value-type="string" calcext:value-type="string">
            <text:p>PNA460XM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IR-Receiver</text:p>
          </table:table-cell>
          <table:table-cell table:style-name="ce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Q2</text:p>
          </table:table-cell>
          <table:table-cell table:style-name="ce5" office:value-type="string" calcext:value-type="string">
            <text:p>SOT-2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BC847</text:p>
          </table:table-cell>
          <table:table-cell table:style-name="ce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R1,R2,R3,R5</text:p>
          </table:table-cell>
          <table:table-cell table:style-name="ce5" office:value-type="string" calcext:value-type="string">
            <text:p>R_080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R4,R7,R8</text:p>
          </table:table-cell>
          <table:table-cell table:style-name="ce5" office:value-type="string" calcext:value-type="string">
            <text:p>R_080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K</text:p>
          </table:table-cell>
          <table:table-cell table:style-name="ce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R6,R9</text:p>
          </table:table-cell>
          <table:table-cell table:style-name="ce5" office:value-type="string" calcext:value-type="string">
            <text:p>R_080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560" calcext:value-type="float">
            <text:p>560</text:p>
          </table:table-cell>
          <table:table-cell table:style-name="ce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R10</text:p>
          </table:table-cell>
          <table:table-cell table:style-name="ce5" office:value-type="string" calcext:value-type="string">
            <text:p>R_080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2.7K</text:p>
          </table:table-cell>
          <table:table-cell table:style-name="ce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R11</text:p>
          </table:table-cell>
          <table:table-cell table:style-name="ce5" office:value-type="string" calcext:value-type="string">
            <text:p>R_080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0K</text:p>
          </table:table-cell>
          <table:table-cell table:style-name="ce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R12</text:p>
          </table:table-cell>
          <table:table-cell table:style-name="ce5" office:value-type="string" calcext:value-type="string">
            <text:p>Resistor_Vertical_RM5mm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470/1W</text:p>
          </table:table-cell>
          <table:table-cell table:style-name="ce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R13,R16</text:p>
          </table:table-cell>
          <table:table-cell table:style-name="ce5" office:value-type="string" calcext:value-type="string">
            <text:p>R_080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4.7K</text:p>
          </table:table-cell>
          <table:table-cell table:style-name="ce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R14</text:p>
          </table:table-cell>
          <table:table-cell table:style-name="ce5" office:value-type="string" calcext:value-type="string">
            <text:p>R_080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TH1</text:p>
          </table:table-cell>
          <table:table-cell table:style-name="ce5" office:value-type="string" calcext:value-type="string">
            <text:p>TerminalBlock_Pheonix_MKDS1.5-3pol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PT100</text:p>
          </table:table-cell>
          <table:table-cell table:style-name="ce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U1,U2</text:p>
          </table:table-cell>
          <table:table-cell table:style-name="ce5" office:value-type="string" calcext:value-type="string">
            <text:p>Optocoupler_SMD SOP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EL357N</text:p>
          </table:table-cell>
          <table:table-cell table:style-name="ce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U3</text:p>
          </table:table-cell>
          <table:table-cell table:style-name="ce5" office:value-type="string" calcext:value-type="string">
            <text:p>TO-220_Neutral123_Vertical_LargePads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TRIAC <text:s/>T435-600T1</text:p>
          </table:table-cell>
          <table:table-cell table:style-name="ce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P6</text:p>
          </table:table-cell>
          <table:table-cell table:style-name="ce5" office:value-type="string" calcext:value-type="string">
            <text:p>Pin_Header_Straight_1x0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+5V Power</text:p>
          </table:table-cell>
          <table:table-cell table:style-name="ce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R15</text:p>
          </table:table-cell>
          <table:table-cell table:style-name="ce5" office:value-type="string" calcext:value-type="string">
            <text:p>Resistor_Horizontal_RM10mm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330K/0.5W</text:p>
          </table:table-cell>
          <table:table-cell table:style-name="ce5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3"/>
          <table:table-cell table:style-name="ce1"/>
          <table:table-cell table:style-name="ce5"/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23:31:09.436857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3T23:37:20.094338278</dc:date>
    <meta:editing-duration>PT2M42S</meta:editing-duration>
    <meta:editing-cycles>2</meta:editing-cycles>
    <meta:generator>LibreOffice/5.0.2.2$Linux_X86_64 LibreOffice_project/00m0$Build-2</meta:generator>
    <meta:document-statistic meta:table-count="1" meta:cell-count="166" meta:object-count="0"/>
  </office:meta>
</office:document-meta>
</file>